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84EA7767DAE8003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break-before="pag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SA Key Generation:</text:p>
      <text:p text:style-name="Text_20_body">Sure, let's go into more detail about the RSA key generation function (<text:span text:style-name="Source_20_Text">generate_rsa_keys()</text:span>):</text:p>
      <text:p text:style-name="P1">python</text:p>
      <text:p text:style-name="Preformatted_20_Text"><text:span text:style-name="Source_20_Text">def generate_rsa_keys():</text:span></text:p>
      <text:p text:style-name="Preformatted_20_Text"><text:span text:style-name="Source_20_Text"><text:s text:c="4"/>private_key = rsa.generate_private_key(</text:span></text:p>
      <text:p text:style-name="Preformatted_20_Text"><text:span text:style-name="Source_20_Text"><text:s text:c="8"/>public_exponent=65537,</text:span></text:p>
      <text:p text:style-name="Preformatted_20_Text"><text:span text:style-name="Source_20_Text"><text:s text:c="8"/>key_size=4096,</text:span></text:p>
      <text:p text:style-name="Preformatted_20_Text"><text:span text:style-name="Source_20_Text"><text:s text:c="8"/>backend=default_backend()</text:span></text:p>
      <text:p text:style-name="Preformatted_20_Text"><text:span text:style-name="Source_20_Text"><text:s text:c="4"/>)</text:span></text:p>
      <text:p text:style-name="Preformatted_20_Text"><text:span text:style-name="Source_20_Text"><text:s text:c="4"/>public_key = private_key.public_key()</text:span></text:p>
      <text:p text:style-name="Preformatted_20_Text"/>
      <text:p text:style-name="Preformatted_20_Text"><text:span text:style-name="Source_20_Text"><text:s text:c="4"/>with open("privatni_kljuc.txt", "wb") as f:</text:span></text:p>
      <text:p text:style-name="Preformatted_20_Text"><text:span text:style-name="Source_20_Text"><text:s text:c="8"/>f.write(private_key.private_bytes(</text:span></text:p>
      <text:p text:style-name="Preformatted_20_Text"><text:span text:style-name="Source_20_Text"><text:s text:c="12"/>encoding=Encoding.PEM,</text:span></text:p>
      <text:p text:style-name="Preformatted_20_Text"><text:span text:style-name="Source_20_Text"><text:s text:c="12"/>format=PrivateFormat.PKCS8,</text:span></text:p>
      <text:p text:style-name="Preformatted_20_Text"><text:span text:style-name="Source_20_Text"><text:s text:c="12"/>encryption_algorithm=NoEncryption()</text:span></text:p>
      <text:p text:style-name="Preformatted_20_Text"><text:span text:style-name="Source_20_Text"><text:s text:c="8"/>))</text:span></text:p>
      <text:p text:style-name="Preformatted_20_Text"><text:span text:style-name="Source_20_Text"><text:s text:c="4"/>with open("javni_kljuc.txt", "wb") as f:</text:span></text:p>
      <text:p text:style-name="Preformatted_20_Text"><text:span text:style-name="Source_20_Text"><text:s text:c="8"/>f.write(public_key.public_bytes(</text:span></text:p>
      <text:p text:style-name="Preformatted_20_Text"><text:span text:style-name="Source_20_Text"><text:s text:c="12"/>encoding=Encoding.PEM,</text:span></text:p>
      <text:p text:style-name="Preformatted_20_Text"><text:span text:style-name="Source_20_Text"><text:s text:c="12"/>format=PublicFormat.SubjectPublicKeyInfo</text:span></text:p>
      <text:p text:style-name="Preformatted_20_Text"><text:span text:style-name="Source_20_Text"><text:s text:c="8"/>))</text:span></text:p>
      <text:p text:style-name="P1"><text:span text:style-name="Source_20_Text"><text:s text:c="4"/>mbox.showinfo(title="RSA ključevi", message="RSA ključevi su kreirani", **{"default": mbox.OK})</text:span></text:p>
      <text:p text:style-name="Text_20_body">This function generates an RSA key pair, which consists of a private key and a corresponding public key. Here's a breakdown of the key generation process:</text:p>
      <text:list xml:id="list2684775325" text:style-name="L1">
        <text:list-item>
          <text:p text:style-name="P2"><text:span text:style-name="Strong_20_Emphasis">Key Generation:</text:span></text:p>
          <text:list>
            <text:list-item>
              <text:p text:style-name="P2"><text:span text:style-name="Source_20_Text">rsa.generate_private_key</text:span>: This method is used to generate an RSA private key.</text:p>
              <text:list>
                <text:list-item>
                  <text:p text:style-name="P3"><text:span text:style-name="Source_20_Text">public_exponent</text:span>: The public exponent for the key (commonly set to 65537).</text:p>
                </text:list-item>
                <text:list-item>
                  <text:p text:style-name="P3"><text:span text:style-name="Source_20_Text">key_size</text:span>: The size of the key in bits (4096 bits in this case).</text:p>
                </text:list-item>
                <text:list-item>
                  <text:p text:style-name="P3"><text:span text:style-name="Source_20_Text">backend</text:span>: The cryptographic backend to use (default backend in this case).</text:p>
                </text:list-item>
              </text:list>
            </text:list-item>
            <text:list-item>
              <text:p text:style-name="P2"><text:span text:style-name="Source_20_Text">private_key.public_key()</text:span>: Retrieves the corresponding public key from the generated private key.</text:p>
            </text:list-item>
          </text:list>
        </text:list-item>
        <text:list-item>
          <text:p text:style-name="P2"><text:span text:style-name="Strong_20_Emphasis">Key Serialization and Saving:</text:span></text:p>
          <text:list>
            <text:list-item>
              <text:p text:style-name="P2"><text:span text:style-name="Source_20_Text">private_key.private_bytes</text:span>: Serializes the private key into bytes.</text:p>
              <text:list>
                <text:list-item>
                  <text:p text:style-name="P3"><text:span text:style-name="Source_20_Text">encoding=Encoding.PEM</text:span>: Specifies the encoding format as PEM (Privacy-Enhanced Mail).</text:p>
                </text:list-item>
                <text:list-item>
                  <text:p text:style-name="P3"><text:span text:style-name="Source_20_Text">format=PrivateFormat.PKCS8</text:span>: Specifies the private key format as PKCS#8.</text:p>
                </text:list-item>
                <text:list-item>
                  <text:p text:style-name="P3"><text:span text:style-name="Source_20_Text">encryption_algorithm=NoEncryption()</text:span>: Specifies no encryption for the private key.</text:p>
                </text:list-item>
              </text:list>
            </text:list-item>
            <text:list-item>
              <text:p text:style-name="P2"><text:span text:style-name="Source_20_Text">public_key.public_bytes</text:span>: Serializes the public key into bytes.</text:p>
              <text:list>
                <text:list-item>
                  <text:p text:style-name="P3"><text:span text:style-name="Source_20_Text">encoding=Encoding.PEM</text:span>: Specifies the encoding format as PEM.</text:p>
                </text:list-item>
                <text:list-item>
                  <text:p text:style-name="P3"><text:soft-page-break/><text:span text:style-name="Source_20_Text">format=PublicFormat.SubjectPublicKeyInfo</text:span>: Specifies the public key format.</text:p>
                </text:list-item>
              </text:list>
            </text:list-item>
            <text:list-item>
              <text:p text:style-name="P2">The serialized private and public keys are then saved to "privatni_kljuc.txt" and "javni_kljuc.txt" files, respectively.</text:p>
            </text:list-item>
          </text:list>
        </text:list-item>
        <text:list-item>
          <text:p text:style-name="P2"><text:span text:style-name="Strong_20_Emphasis">Information Message Display:</text:span></text:p>
          <text:list>
            <text:list-item>
              <text:p text:style-name="P2">Displays an information message using <text:span text:style-name="Source_20_Text">mbox.showinfo</text:span> to inform the user that the RSA keys have been created.</text:p>
            </text:list-item>
          </text:list>
        </text:list-item>
      </text:list>
      <text:p text:style-name="Text_20_body">In summary, this function generates an RSA key pair, serializes the keys, saves them to separate files, and displays a message indicating the successful key generation. The private key is saved in PKCS#8 format, while the public key is saved in SubjectPublicKeyInfo format.</text:p>
      <text:p text:style-name="P4"/>
      <text:p text:style-name="P24">The AES key generation function in the provided code is <text:span text:style-name="Source_20_Text">generate_aes_key()</text:span>:</text:p>
      <text:p text:style-name="P1">python</text:p>
      <text:p text:style-name="Preformatted_20_Text"><text:span text:style-name="Source_20_Text">def generate_aes_key():</text:span></text:p>
      <text:p text:style-name="Preformatted_20_Text"><text:span text:style-name="Source_20_Text"><text:s text:c="4"/>key = get_random_bytes(32)</text:span></text:p>
      <text:p text:style-name="Preformatted_20_Text"><text:span text:style-name="Source_20_Text"><text:s text:c="4"/>key_file_path = "tajni_kljuc.txt"</text:span></text:p>
      <text:p text:style-name="Preformatted_20_Text"><text:span text:style-name="Source_20_Text"><text:s text:c="4"/>with open(key_file_path, "wb") as key_file:</text:span></text:p>
      <text:p text:style-name="Preformatted_20_Text"><text:span text:style-name="Source_20_Text"><text:s text:c="8"/>key_file.write(key)</text:span></text:p>
      <text:p text:style-name="P1"><text:span text:style-name="Source_20_Text"><text:s text:c="4"/>mbox.showinfo(title="AES ključ", message="AES ključ je kreiran", **{"default": mbox.OK})</text:span></text:p>
      <text:p text:style-name="Text_20_body">Here's an explanation of the AES key generation process:</text:p>
      <text:list xml:id="list144022886" text:style-name="L2">
        <text:list-item>
          <text:p text:style-name="P6"><text:span text:style-name="Strong_20_Emphasis">Key Generation:</text:span></text:p>
          <text:list>
            <text:list-item>
              <text:p text:style-name="P7"><text:span text:style-name="Source_20_Text">get_random_bytes(32)</text:span>: This function generates a random sequence of bytes. In this case, it generates 32 bytes, which corresponds to a 256-bit key. The resulting <text:span text:style-name="Source_20_Text">key</text:span> is a randomly generated AES key.</text:p>
            </text:list-item>
          </text:list>
        </text:list-item>
        <text:list-item>
          <text:p text:style-name="P6"><text:span text:style-name="Strong_20_Emphasis">Key Saving:</text:span></text:p>
          <text:list>
            <text:list-item>
              <text:p text:style-name="P7">The generated AES key is then saved to a file named "tajni_kljuc.txt" using the <text:span text:style-name="Source_20_Text">open</text:span> and <text:span text:style-name="Source_20_Text">write</text:span> functions.</text:p>
            </text:list-item>
            <text:list-item>
              <text:p text:style-name="P7">The key is written to the file in binary mode (<text:span text:style-name="Source_20_Text">"wb"</text:span>).</text:p>
            </text:list-item>
          </text:list>
        </text:list-item>
        <text:list-item>
          <text:p text:style-name="P6"><text:span text:style-name="Strong_20_Emphasis">Information Message Display:</text:span></text:p>
          <text:list>
            <text:list-item>
              <text:p text:style-name="P6"><text:span text:style-name="Source_20_Text">mbox.showinfo</text:span>: Displays an information message using the <text:span text:style-name="Source_20_Text">mbox</text:span> module to notify the user that the AES key has been created.</text:p>
            </text:list-item>
          </text:list>
        </text:list-item>
      </text:list>
      <text:p text:style-name="Text_20_body">In summary, this function generates a random AES key of 256 bits (32 bytes), saves the key to a file, and displays a message indicating the successful key creation. The key is saved in binary format in the "tajni_kljuc.txt" file.</text:p>
      <text:p text:style-name="P4"/>
      <text:p text:style-name="P24">The code provides functions for asymmetric RSA encryption and decryption, namely <text:span text:style-name="Source_20_Text">encrypt_asymmetric_rsa(file_path)</text:span> and <text:span text:style-name="Source_20_Text">decrypt_asymmetric_rsa(file_path)</text:span>. Here's an explanation of each function:</text:p>
      <text:h text:style-name="Heading_20_3" text:outline-level="3">1. Asymmetric RSA Encryption (<text:span text:style-name="Source_20_Text">encrypt_asymmetric_rsa</text:span>):</text:h>
      <text:p text:style-name="P1">python</text:p>
      <text:p text:style-name="Preformatted_20_Text"><text:span text:style-name="Source_20_Text">def encrypt_asymmetric_rsa(file_path):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file_data = f.read()</text:span></text:p>
      <text:p text:style-name="Preformatted_20_Text"/>
      <text:p text:style-name="Preformatted_20_Text"><text:span text:style-name="Source_20_Text"><text:s text:c="4"/>with open("javni_kljuc.txt", "rb") as f:</text:span></text:p>
      <text:p text:style-name="Preformatted_20_Text"><text:span text:style-name="Source_20_Text"><text:s text:c="8"/>public_key = load_pem_public_key(</text:span></text:p>
      <text:p text:style-name="Preformatted_20_Text"><text:span text:style-name="Source_20_Text"><text:s text:c="12"/>f.read(),</text:span></text:p>
      <text:p text:style-name="Preformatted_20_Text"><text:span text:style-name="Source_20_Text"><text:s text:c="12"/>backend=default_backend()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4"/>encrypted_data = public_key.encrypt(</text:span></text:p>
      <text:p text:style-name="Preformatted_20_Text"><text:span text:style-name="Source_20_Text"><text:s text:c="8"/>file_data,</text:span></text:p>
      <text:p text:style-name="Preformatted_20_Text"><text:span text:style-name="Source_20_Text"><text:s text:c="8"/>padding.OAEP(</text:span></text:p>
      <text:p text:style-name="Preformatted_20_Text"><text:span text:style-name="Source_20_Text"><text:s text:c="12"/>mgf=padding.MGF1(algorithm=hashes.SHA256()),</text:span></text:p>
      <text:p text:style-name="Preformatted_20_Text"><text:span text:style-name="Source_20_Text"><text:s text:c="12"/>algorithm=hashes.SHA256(),</text:span></text:p>
      <text:p text:style-name="Preformatted_20_Text"><text:span text:style-name="Source_20_Text"><text:s text:c="12"/>label=None</text:span></text:p>
      <text:p text:style-name="Preformatted_20_Text"><text:span text:style-name="Source_20_Text"><text:s text:c="8"/>)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with open(file_path + ".enc", "wb") as f:</text:span></text:p>
      <text:p text:style-name="Preformatted_20_Text"><text:span text:style-name="Source_20_Text"><text:s text:c="8"/>f.write(encrypted_data)</text:span></text:p>
      <text:p text:style-name="Preformatted_20_Text"/>
      <text:p text:style-name="Preformatted_20_Text"><text:span text:style-name="Source_20_Text"><text:s text:c="4"/>ime_datoteke = os.path.basename(file_path)</text:span></text:p>
      <text:p text:style-name="Preformatted_20_Text"><text:span text:style-name="Source_20_Text"><text:s text:c="4"/>poruka = f"Šifrirani dokument: {ime_datoteke}"</text:span></text:p>
      <text:p text:style-name="P1"><text:span text:style-name="Source_20_Text"><text:s text:c="4"/>mbox.showinfo(title="Šifriranje javnim ključem", message=poruka + ".enc", **{"default": mbox.OK})</text:span></text:p>
      <text:h text:style-name="Heading_20_4" text:outline-level="4">Explanation:</text:h>
      <text:list xml:id="list47757829" text:style-name="L3">
        <text:list-item>
          <text:p text:style-name="P8"><text:span text:style-name="Strong_20_Emphasis">Reading File Data:</text:span></text:p>
          <text:list>
            <text:list-item>
              <text:p text:style-name="P9"><text:span text:style-name="Source_20_Text">with open(file_path, "rb") as f</text:span>: Opens the specified file in binary read mode.</text:p>
            </text:list-item>
            <text:list-item>
              <text:p text:style-name="P9"><text:span text:style-name="Source_20_Text">file_data = f.read()</text:span>: Reads the content of the file into <text:span text:style-name="Source_20_Text">file_data</text:span>.</text:p>
            </text:list-item>
          </text:list>
        </text:list-item>
        <text:list-item>
          <text:p text:style-name="P8"><text:span text:style-name="Strong_20_Emphasis">Loading Public Key:</text:span></text:p>
          <text:list>
            <text:list-item>
              <text:p text:style-name="P9"><text:span text:style-name="Source_20_Text">with open("javni_kljuc.txt", "rb") as f</text:span>: Opens the public key file in binary read mode.</text:p>
            </text:list-item>
            <text:list-item>
              <text:p text:style-name="P9"><text:span text:style-name="Source_20_Text">public_key = load_pem_public_key(...)</text:span>: Loads the public key from the file.</text:p>
            </text:list-item>
          </text:list>
        </text:list-item>
        <text:list-item>
          <text:p text:style-name="P8"><text:span text:style-name="Strong_20_Emphasis">Encryption:</text:span></text:p>
          <text:list>
            <text:list-item>
              <text:p text:style-name="P9"><text:span text:style-name="Source_20_Text">public_key.encrypt(...)</text:span>: Encrypts the file data using the loaded public key.</text:p>
              <text:list>
                <text:list-item>
                  <text:p text:style-name="P9">Padding scheme used: OAEP (Optimal Asymmetric Encryption Padding).</text:p>
                </text:list-item>
                <text:list-item>
                  <text:p text:style-name="P9">Hash algorithm for OAEP: SHA-256.</text:p>
                </text:list-item>
              </text:list>
            </text:list-item>
          </text:list>
        </text:list-item>
        <text:list-item>
          <text:p text:style-name="P8"><text:span text:style-name="Strong_20_Emphasis">Writing Encrypted Data:</text:span></text:p>
          <text:list>
            <text:list-item>
              <text:p text:style-name="P9"><text:soft-page-break/><text:span text:style-name="Source_20_Text">with open(file_path + ".enc", "wb") as f</text:span>: Writes the encrypted data to a new file with a ".enc" extension.</text:p>
            </text:list-item>
          </text:list>
        </text:list-item>
        <text:list-item>
          <text:p text:style-name="P8"><text:span text:style-name="Strong_20_Emphasis">Displaying Information:</text:span></text:p>
          <text:list>
            <text:list-item>
              <text:p text:style-name="P8">Displays an information message indicating the successful encryption.</text:p>
            </text:list-item>
          </text:list>
        </text:list-item>
      </text:list>
      <text:h text:style-name="Heading_20_3" text:outline-level="3">2. Asymmetric RSA Decryption (<text:span text:style-name="Source_20_Text">decrypt_asymmetric_rsa</text:span>):</text:h>
      <text:p text:style-name="P1">python</text:p>
      <text:p text:style-name="Preformatted_20_Text"><text:span text:style-name="Source_20_Text">def decrypt_asymmetric_rsa(file_path):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encrypted_data = f.read()</text:span></text:p>
      <text:p text:style-name="Preformatted_20_Text"/>
      <text:p text:style-name="Preformatted_20_Text"><text:span text:style-name="Source_20_Text"><text:s text:c="4"/>with open("privatni_kljuc.txt", "rb") as f:</text:span></text:p>
      <text:p text:style-name="Preformatted_20_Text"><text:span text:style-name="Source_20_Text"><text:s text:c="8"/>private_key = load_pem_private_key(</text:span></text:p>
      <text:p text:style-name="Preformatted_20_Text"><text:span text:style-name="Source_20_Text"><text:s text:c="12"/>f.read(),</text:span></text:p>
      <text:p text:style-name="Preformatted_20_Text"><text:span text:style-name="Source_20_Text"><text:s text:c="12"/>password=None,</text:span></text:p>
      <text:p text:style-name="Preformatted_20_Text"><text:span text:style-name="Source_20_Text"><text:s text:c="12"/>backend=default_backend()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4"/>decrypted_data = private_key.decrypt(</text:span></text:p>
      <text:p text:style-name="Preformatted_20_Text"><text:span text:style-name="Source_20_Text"><text:s text:c="8"/>encrypted_data,</text:span></text:p>
      <text:p text:style-name="Preformatted_20_Text"><text:span text:style-name="Source_20_Text"><text:s text:c="8"/>padding.OAEP(</text:span></text:p>
      <text:p text:style-name="Preformatted_20_Text"><text:span text:style-name="Source_20_Text"><text:s text:c="12"/>mgf=padding.MGF1(algorithm=hashes.SHA256()),</text:span></text:p>
      <text:p text:style-name="Preformatted_20_Text"><text:span text:style-name="Source_20_Text"><text:s text:c="12"/>algorithm=hashes.SHA256(),</text:span></text:p>
      <text:p text:style-name="Preformatted_20_Text"><text:span text:style-name="Source_20_Text"><text:s text:c="12"/>label=None</text:span></text:p>
      <text:p text:style-name="Preformatted_20_Text"><text:span text:style-name="Source_20_Text"><text:s text:c="8"/>)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with open(file_path[:-4], "wb") as f:</text:span></text:p>
      <text:p text:style-name="Preformatted_20_Text"><text:span text:style-name="Source_20_Text"><text:s text:c="8"/>f.write(decrypted_data)</text:span></text:p>
      <text:p text:style-name="Preformatted_20_Text"/>
      <text:p text:style-name="Preformatted_20_Text"><text:span text:style-name="Source_20_Text"><text:s text:c="4"/>ime_datoteke = os.path.basename(file_path[:-4])</text:span></text:p>
      <text:p text:style-name="Preformatted_20_Text"><text:span text:style-name="Source_20_Text"><text:s text:c="4"/>poruka = f"Dešifrirani dokument: {ime_datoteke}"</text:span></text:p>
      <text:p text:style-name="P1"><text:span text:style-name="Source_20_Text"><text:s text:c="4"/>mbox.showinfo(title="Dešifriranje privatnim ključem", message=poruka, **{"default": mbox.OK})</text:span></text:p>
      <text:h text:style-name="Heading_20_4" text:outline-level="4">Explanation:</text:h>
      <text:list xml:id="list4142000294" text:style-name="L4">
        <text:list-item>
          <text:p text:style-name="P10"><text:span text:style-name="Strong_20_Emphasis">Reading Encrypted Data:</text:span></text:p>
          <text:list>
            <text:list-item>
              <text:p text:style-name="P11"><text:span text:style-name="Source_20_Text">with open(file_path, "rb") as f</text:span>: Opens the encrypted file in binary read mode.</text:p>
            </text:list-item>
            <text:list-item>
              <text:p text:style-name="P11"><text:span text:style-name="Source_20_Text">encrypted_data = f.read()</text:span>: Reads the encrypted content into <text:span text:style-name="Source_20_Text">encrypted_data</text:span>.</text:p>
            </text:list-item>
          </text:list>
        </text:list-item>
        <text:list-item>
          <text:p text:style-name="P10"><text:span text:style-name="Strong_20_Emphasis">Loading Private Key:</text:span></text:p>
          <text:list>
            <text:list-item>
              <text:p text:style-name="P11"><text:span text:style-name="Source_20_Text">with open("privatni_kljuc.txt", "rb") as f</text:span>: Opens the private key file in binary read mode.</text:p>
            </text:list-item>
            <text:list-item>
              <text:p text:style-name="P11"><text:span text:style-name="Source_20_Text">private_key = load_pem_private_key(...)</text:span>: Loads the private key from the file.</text:p>
            </text:list-item>
          </text:list>
        </text:list-item>
        <text:list-item>
          <text:p text:style-name="P10"><text:span text:style-name="Strong_20_Emphasis">Decryption:</text:span></text:p>
          <text:list>
            <text:list-item>
              <text:p text:style-name="P11"><text:span text:style-name="Source_20_Text">private_key.decrypt(...)</text:span>: Decrypts the encrypted data using the loaded private key.</text:p>
              <text:list>
                <text:list-item>
                  <text:p text:style-name="P11">Padding scheme used: OAEP.</text:p>
                </text:list-item>
                <text:list-item>
                  <text:p text:style-name="P11"><text:soft-page-break/>Hash algorithm for OAEP: SHA-256.</text:p>
                </text:list-item>
              </text:list>
            </text:list-item>
          </text:list>
        </text:list-item>
        <text:list-item>
          <text:p text:style-name="P10"><text:span text:style-name="Strong_20_Emphasis">Writing Decrypted Data:</text:span></text:p>
          <text:list>
            <text:list-item>
              <text:p text:style-name="P11"><text:span text:style-name="Source_20_Text">with open(file_path[:-4], "wb") as f</text:span>: Writes the decrypted data to a new file with the last 4 characters of the original filename removed (assuming ".enc" extension).</text:p>
            </text:list-item>
          </text:list>
        </text:list-item>
        <text:list-item>
          <text:p text:style-name="P10"><text:span text:style-name="Strong_20_Emphasis">Displaying Information:</text:span></text:p>
          <text:list>
            <text:list-item>
              <text:p text:style-name="P10">Displays an information message indicating the successful decryption.</text:p>
            </text:list-item>
          </text:list>
        </text:list-item>
      </text:list>
      <text:p text:style-name="Text_20_body">In summary, these functions use RSA asymmetric encryption and decryption to secure data. The encryption function uses a public key to encrypt the data, and the decryption function uses the corresponding private key to decrypt the data. Both functions apply the OAEP padding scheme for enhanced security.</text:p>
      <text:p text:style-name="P4"/>
      <text:p text:style-name="P5">AES Encryption and Decryption:</text:p>
      <text:p text:style-name="Text_20_body">The code provides functions for symmetric AES encryption and decryption using an existing key, namely <text:span text:style-name="Source_20_Text">encrypt_symmetric_aes_with_existing_key(file_path, key_path)</text:span> and <text:span text:style-name="Source_20_Text">decrypt_symmetric_aes_with_existing_key(file_path, key_path)</text:span>. Here's an explanation of each function:</text:p>
      <text:h text:style-name="Heading_20_3" text:outline-level="3">1. Symmetric AES Encryption (<text:span text:style-name="Source_20_Text">encrypt_symmetric_aes_with_existing_key</text:span>):</text:h>
      <text:p text:style-name="P1">python</text:p>
      <text:p text:style-name="Preformatted_20_Text"><text:span text:style-name="Source_20_Text">def encrypt_symmetric_aes_with_existing_key(file_path, key_path):</text:span></text:p>
      <text:p text:style-name="Preformatted_20_Text"><text:span text:style-name="Source_20_Text"><text:s text:c="4"/>with open(key_path, "rb") as key_file:</text:span></text:p>
      <text:p text:style-name="Preformatted_20_Text"><text:span text:style-name="Source_20_Text"><text:s text:c="8"/>key = key_file.read()</text:span></text:p>
      <text:p text:style-name="Preformatted_20_Text"/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file_data = f.read()</text:span></text:p>
      <text:p text:style-name="Preformatted_20_Text"/>
      <text:p text:style-name="Preformatted_20_Text"><text:span text:style-name="Source_20_Text"><text:s text:c="4"/>cipher = AES.new(key, AES.MODE_EAX)</text:span></text:p>
      <text:p text:style-name="Preformatted_20_Text"/>
      <text:p text:style-name="Preformatted_20_Text"><text:span text:style-name="Source_20_Text"><text:s text:c="4"/>encrypted_data, tag = cipher.encrypt_and_digest(file_data)</text:span></text:p>
      <text:p text:style-name="Preformatted_20_Text"/>
      <text:p text:style-name="Preformatted_20_Text"><text:span text:style-name="Source_20_Text"><text:s text:c="4"/>encrypted_file_path = file_path + ".enc"</text:span></text:p>
      <text:p text:style-name="Preformatted_20_Text"/>
      <text:p text:style-name="Preformatted_20_Text"><text:span text:style-name="Source_20_Text"><text:s text:c="4"/>with open(encrypted_file_path, "wb") as f:</text:span></text:p>
      <text:p text:style-name="Preformatted_20_Text"><text:span text:style-name="Source_20_Text"><text:s text:c="8"/>[f.write(x) for x in (cipher.nonce, tag, encrypted_data)]</text:span></text:p>
      <text:p text:style-name="Preformatted_20_Text"/>
      <text:p text:style-name="Preformatted_20_Text"><text:span text:style-name="Source_20_Text"><text:s text:c="4"/>ime_datoteke = os.path.basename(encrypted_file_path)</text:span></text:p>
      <text:p text:style-name="Preformatted_20_Text"><text:span text:style-name="Source_20_Text"><text:s text:c="4"/>poruka = f"Šifrirani dokument: {ime_datoteke}"</text:span></text:p>
      <text:p text:style-name="P1"><text:span text:style-name="Source_20_Text"><text:s text:c="4"/>mbox.showinfo(title="Simetrično šifriranje", message=poruka, **{"default": mbox.OK})</text:span></text:p>
      <text:h text:style-name="Heading_20_4" text:outline-level="4">Explanation:</text:h>
      <text:list xml:id="list1321297033" text:style-name="L5">
        <text:list-item>
          <text:p text:style-name="P12"><text:span text:style-name="Strong_20_Emphasis">Loading Symmetric Key:</text:span></text:p>
          <text:list>
            <text:list-item>
              <text:p text:style-name="P13"><text:span text:style-name="Source_20_Text">with open(key_path, "rb") as key_file</text:span>: Opens the file containing the symmetric key in binary read mode.</text:p>
            </text:list-item>
            <text:list-item>
              <text:p text:style-name="P13"><text:span text:style-name="Source_20_Text">key = key_file.read()</text:span>: Reads the symmetric key from the file.</text:p>
            </text:list-item>
          </text:list>
        </text:list-item>
        <text:list-item>
          <text:p text:style-name="P12"><text:span text:style-name="Strong_20_Emphasis">Reading File Data:</text:span></text:p>
          <text:list>
            <text:list-item>
              <text:p text:style-name="P13"><text:span text:style-name="Source_20_Text">with open(file_path, "rb") as f</text:span>: Opens the file to be encrypted in binary read mode.</text:p>
            </text:list-item>
            <text:list-item>
              <text:p text:style-name="P13"><text:span text:style-name="Source_20_Text">file_data = f.read()</text:span>: Reads the content of the file into <text:span text:style-name="Source_20_Text">file_data</text:span>.</text:p>
            </text:list-item>
          </text:list>
        </text:list-item>
        <text:list-item>
          <text:p text:style-name="P12"><text:span text:style-name="Strong_20_Emphasis">AES Encryption:</text:span></text:p>
          <text:list>
            <text:list-item>
              <text:p text:style-name="P13"><text:span text:style-name="Source_20_Text">AES.new(key, AES.MODE_EAX)</text:span>: Creates an AES cipher object in EAX (Authenticated Encryption with Associated Data) mode.</text:p>
            </text:list-item>
            <text:list-item>
              <text:p text:style-name="P13"><text:span text:style-name="Source_20_Text">cipher.encrypt_and_digest(file_data)</text:span>: Encrypts the file data and computes an authentication tag.</text:p>
            </text:list-item>
          </text:list>
        </text:list-item>
        <text:list-item>
          <text:p text:style-name="P12"><text:span text:style-name="Strong_20_Emphasis">Writing Encrypted Data:</text:span></text:p>
          <text:list>
            <text:list-item>
              <text:p text:style-name="P13">Creates a new file with the ".enc" extension and writes the nonce, tag, and encrypted data to it.</text:p>
            </text:list-item>
          </text:list>
        </text:list-item>
        <text:list-item>
          <text:p text:style-name="P12"><text:soft-page-break/><text:span text:style-name="Strong_20_Emphasis">Displaying Information:</text:span></text:p>
          <text:list>
            <text:list-item>
              <text:p text:style-name="P12">Displays an information message indicating the successful encryption.</text:p>
            </text:list-item>
          </text:list>
        </text:list-item>
      </text:list>
      <text:h text:style-name="Heading_20_3" text:outline-level="3">2. Symmetric AES Decryption (<text:span text:style-name="Source_20_Text">decrypt_symmetric_aes_with_existing_key</text:span>):</text:h>
      <text:p text:style-name="P1">python</text:p>
      <text:p text:style-name="Preformatted_20_Text"><text:span text:style-name="Source_20_Text">def decrypt_symmetric_aes_with_existing_key(file_path, key_path):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nonce, tag, encrypted_data = [f.read(x) for x in (16, 16, -1)]</text:span></text:p>
      <text:p text:style-name="Preformatted_20_Text"/>
      <text:p text:style-name="Preformatted_20_Text"><text:span text:style-name="Source_20_Text"><text:s text:c="4"/>with open(key_path, "rb") as key_file:</text:span></text:p>
      <text:p text:style-name="Preformatted_20_Text"><text:span text:style-name="Source_20_Text"><text:s text:c="8"/>key = key_file.read()</text:span></text:p>
      <text:p text:style-name="Preformatted_20_Text"/>
      <text:p text:style-name="Preformatted_20_Text"><text:span text:style-name="Source_20_Text"><text:s text:c="4"/>cipher = AES.new(key, AES.MODE_EAX, nonce=nonce)</text:span></text:p>
      <text:p text:style-name="Preformatted_20_Text"/>
      <text:p text:style-name="Preformatted_20_Text"><text:span text:style-name="Source_20_Text"><text:s text:c="4"/>decrypted_data = cipher.decrypt_and_verify(encrypted_data, tag)</text:span></text:p>
      <text:p text:style-name="Preformatted_20_Text"/>
      <text:p text:style-name="Preformatted_20_Text"><text:span text:style-name="Source_20_Text"><text:s text:c="4"/>with open(file_path[:-4], "wb") as f:</text:span></text:p>
      <text:p text:style-name="Preformatted_20_Text"><text:span text:style-name="Source_20_Text"><text:s text:c="8"/>f.write(decrypted_data)</text:span></text:p>
      <text:p text:style-name="Preformatted_20_Text"/>
      <text:p text:style-name="Preformatted_20_Text"><text:span text:style-name="Source_20_Text"><text:s text:c="4"/>ime_datoteke = os.path.basename(file_path[:-4])</text:span></text:p>
      <text:p text:style-name="Preformatted_20_Text"><text:span text:style-name="Source_20_Text"><text:s text:c="4"/>poruka = f"Dešifrirani dokument: {ime_datoteke}"</text:span></text:p>
      <text:p text:style-name="P1"><text:span text:style-name="Source_20_Text"><text:s text:c="4"/>mbox.showinfo(title="Simetrično dešifriranje", message=poruka, **{"default": mbox.OK})</text:span></text:p>
      <text:h text:style-name="Heading_20_4" text:outline-level="4">Explanation:</text:h>
      <text:list xml:id="list4006574407" text:style-name="L6">
        <text:list-item>
          <text:p text:style-name="P14"><text:span text:style-name="Strong_20_Emphasis">Reading Encrypted Data:</text:span></text:p>
          <text:list>
            <text:list-item>
              <text:p text:style-name="P15"><text:span text:style-name="Source_20_Text">with open(file_path, "rb") as f</text:span>: Opens the file containing encrypted data in binary read mode.</text:p>
            </text:list-item>
            <text:list-item>
              <text:p text:style-name="P15"><text:span text:style-name="Source_20_Text">nonce, tag, encrypted_data = [f.read(x) for x in (16, 16, -1)]</text:span>: Reads the nonce, tag, and encrypted data from the file.</text:p>
            </text:list-item>
          </text:list>
        </text:list-item>
        <text:list-item>
          <text:p text:style-name="P14"><text:span text:style-name="Strong_20_Emphasis">Loading Symmetric Key:</text:span></text:p>
          <text:list>
            <text:list-item>
              <text:p text:style-name="P15"><text:span text:style-name="Source_20_Text">with open(key_path, "rb") as key_file</text:span>: Opens the file containing the symmetric key in binary read mode.</text:p>
            </text:list-item>
            <text:list-item>
              <text:p text:style-name="P15"><text:span text:style-name="Source_20_Text">key = key_file.read()</text:span>: Reads the symmetric key from the file.</text:p>
            </text:list-item>
          </text:list>
        </text:list-item>
        <text:list-item>
          <text:p text:style-name="P14"><text:span text:style-name="Strong_20_Emphasis">AES Decryption:</text:span></text:p>
          <text:list>
            <text:list-item>
              <text:p text:style-name="P15"><text:span text:style-name="Source_20_Text">AES.new(key, AES.MODE_EAX, nonce=nonce)</text:span>: Creates an AES cipher object in EAX mode with the provided nonce.</text:p>
            </text:list-item>
            <text:list-item>
              <text:p text:style-name="P15"><text:span text:style-name="Source_20_Text">cipher.decrypt_and_verify(encrypted_data, tag)</text:span>: Decrypts the encrypted data and verifies the authenticity using the tag.</text:p>
            </text:list-item>
          </text:list>
        </text:list-item>
        <text:list-item>
          <text:p text:style-name="P14"><text:span text:style-name="Strong_20_Emphasis">Writing Decrypted Data:</text:span></text:p>
          <text:list>
            <text:list-item>
              <text:p text:style-name="P15">Creates a new file with the last 4 characters of the original filename removed (assuming ".enc" extension) and writes the decrypted data to it.</text:p>
            </text:list-item>
          </text:list>
        </text:list-item>
        <text:list-item>
          <text:p text:style-name="P14"><text:span text:style-name="Strong_20_Emphasis">Displaying Information:</text:span></text:p>
          <text:list>
            <text:list-item>
              <text:p text:style-name="P14">Displays an information message indicating the successful decryption.</text:p>
            </text:list-item>
          </text:list>
        </text:list-item>
      </text:list>
      <text:p text:style-name="Text_20_body"><text:soft-page-break/>In summary, these functions use symmetric AES encryption and decryption to secure data. The encryption function takes a symmetric key, encrypts the data, and stores the result in a new file with a ".enc" extension. The decryption function takes the encrypted file, a symmetric key, and performs the reverse operation, writing the decrypted data to a new file. The use of EAX mode provides authenticated encryption for additional security.</text:p>
      <text:p text:style-name="P4"/>
      <text:p text:style-name="P5"><draw:frame draw:style-name="fr1" draw:name="Image5" text:anchor-type="as-char" svg:width="0.635cm" svg:height="0.635cm" draw:z-index="0"><draw:image xlink:href="Pictures/10000000000000600000006084EA7767DAE80032.jpg" xlink:type="simple" xlink:show="embed" xlink:actuate="onLoad" draw:mime-type="image/jpeg"/><svg:title>User</svg:title></draw:frame></text:p>
      <text:p text:style-name="Text_20_body">explain File Hashing:</text:p>
      <text:p text:style-name="Text_20_body">File hashing is a process in which a fixed-size string of characters, known as a hash value or hash code, is generated from the content of a file. Hash functions are designed to be fast and deterministic, meaning the same input will always produce the same hash value. The hash value is typically a unique representation of the file's content, and even a small change in the file will result in a significantly different hash.</text:p>
      <text:p text:style-name="Text_20_body">Here's an explanation of the file hashing function in the provided code (<text:span text:style-name="Source_20_Text">create_hash(file_path)</text:span>):</text:p>
      <text:p text:style-name="P1">python</text:p>
      <text:p text:style-name="Preformatted_20_Text"><text:span text:style-name="Source_20_Text">def create_hash(file_path):</text:span></text:p>
      <text:p text:style-name="Preformatted_20_Text"><text:span text:style-name="Source_20_Text"><text:s text:c="4"/>if os.path.isfile(file_path):</text:span></text:p>
      <text:p text:style-name="Preformatted_20_Text"><text:span text:style-name="Source_20_Text"><text:s text:c="8"/>file_name = os.path.basename(file_path)</text:span></text:p>
      <text:p text:style-name="Preformatted_20_Text"/>
      <text:p text:style-name="Preformatted_20_Text"><text:span text:style-name="Source_20_Text"><text:s text:c="8"/>hash_value = hashlib.sha256()</text:span></text:p>
      <text:p text:style-name="Preformatted_20_Text"><text:span text:style-name="Source_20_Text"><text:s text:c="8"/>with open(file_path, 'rb') as file:</text:span></text:p>
      <text:p text:style-name="Preformatted_20_Text"><text:span text:style-name="Source_20_Text"><text:s text:c="12"/>while True:</text:span></text:p>
      <text:p text:style-name="Preformatted_20_Text"><text:span text:style-name="Source_20_Text"><text:s text:c="16"/>data = file.read(65536)</text:span></text:p>
      <text:p text:style-name="Preformatted_20_Text"><text:span text:style-name="Source_20_Text"><text:s text:c="16"/>if not data:</text:span></text:p>
      <text:p text:style-name="Preformatted_20_Text"><text:span text:style-name="Source_20_Text"><text:s text:c="20"/>break</text:span></text:p>
      <text:p text:style-name="Preformatted_20_Text"><text:span text:style-name="Source_20_Text"><text:s text:c="16"/>hash_value.update(data)</text:span></text:p>
      <text:p text:style-name="Preformatted_20_Text"/>
      <text:p text:style-name="Preformatted_20_Text"><text:span text:style-name="Source_20_Text"><text:s text:c="8"/>hash_hex = hash_value.hexdigest()</text:span></text:p>
      <text:p text:style-name="Preformatted_20_Text"/>
      <text:p text:style-name="Preformatted_20_Text"><text:span text:style-name="Source_20_Text"><text:s text:c="8"/>new_file_name = os.path.splitext(file_name)[0] + ".hash.txt"</text:span></text:p>
      <text:p text:style-name="Preformatted_20_Text"/>
      <text:p text:style-name="Preformatted_20_Text"><text:span text:style-name="Source_20_Text"><text:s text:c="8"/>with open(new_file_name, 'w') as hash_file:</text:span></text:p>
      <text:p text:style-name="Preformatted_20_Text"><text:span text:style-name="Source_20_Text"><text:s text:c="12"/>hash_file.write(hash_hex)</text:span></text:p>
      <text:p text:style-name="Preformatted_20_Text"/>
      <text:p text:style-name="Preformatted_20_Text"><text:span text:style-name="Source_20_Text"><text:s text:c="4"/>poruka = f"SHA-256 Hash spremljen u datoteku: {new_file_name}"</text:span></text:p>
      <text:p text:style-name="P1"><text:span text:style-name="Source_20_Text"><text:s text:c="4"/>mbox.showinfo(title="Sažimanje datoteke", message=poruka)</text:span></text:p>
      <text:h text:style-name="Heading_20_4" text:outline-level="4">Explanation:</text:h>
      <text:list xml:id="list1055560491" text:style-name="L7">
        <text:list-item>
          <text:p text:style-name="P16"><text:span text:style-name="Strong_20_Emphasis">File Existence Check:</text:span></text:p>
          <text:list>
            <text:list-item>
              <text:p text:style-name="P17"><text:span text:style-name="Source_20_Text">if os.path.isfile(file_path)</text:span>: Checks if the specified path corresponds to a file.</text:p>
            </text:list-item>
          </text:list>
        </text:list-item>
        <text:list-item>
          <text:p text:style-name="P16"><text:span text:style-name="Strong_20_Emphasis">Hash Calculation:</text:span></text:p>
          <text:list>
            <text:list-item>
              <text:p text:style-name="P17"><text:span text:style-name="Source_20_Text">hashlib.sha256()</text:span>: Creates a SHA-256 hash object.</text:p>
            </text:list-item>
            <text:list-item>
              <text:p text:style-name="P17"><text:span text:style-name="Source_20_Text">with open(file_path, 'rb') as file:</text:span>: Opens the file in binary read mode.</text:p>
            </text:list-item>
            <text:list-item>
              <text:p text:style-name="P17"><text:span text:style-name="Source_20_Text">while True: ...</text:span>: Reads the file in chunks of 65536 bytes (64 KB) and updates the hash object with each chunk until the end of the file is reached.</text:p>
            </text:list-item>
          </text:list>
        </text:list-item>
        <text:list-item>
          <text:p text:style-name="P16"><text:span text:style-name="Strong_20_Emphasis">Hash Representation:</text:span></text:p>
          <text:list>
            <text:list-item>
              <text:p text:style-name="P17"><text:span text:style-name="Source_20_Text">hash_hex = hash_value.hexdigest()</text:span>: Generates the hexadecimal representation of the hash.</text:p>
            </text:list-item>
          </text:list>
        </text:list-item>
        <text:list-item>
          <text:p text:style-name="P16"><text:span text:style-name="Strong_20_Emphasis">Hash Output:</text:span></text:p>
          <text:list>
            <text:list-item>
              <text:p text:style-name="P17"><text:soft-page-break/><text:span text:style-name="Source_20_Text">new_file_name = os.path.splitext(file_name)[0] + ".hash.txt"</text:span>: Creates a new file name by removing the file extension and appending ".hash.txt".</text:p>
            </text:list-item>
            <text:list-item>
              <text:p text:style-name="P17"><text:span text:style-name="Source_20_Text">with open(new_file_name, 'w') as hash_file:</text:span>: Opens a new file for writing.</text:p>
            </text:list-item>
            <text:list-item>
              <text:p text:style-name="P17"><text:span text:style-name="Source_20_Text">hash_file.write(hash_hex)</text:span>: Writes the hash value to the new file.</text:p>
            </text:list-item>
          </text:list>
        </text:list-item>
        <text:list-item>
          <text:p text:style-name="P16"><text:span text:style-name="Strong_20_Emphasis">Displaying Information:</text:span></text:p>
          <text:list>
            <text:list-item>
              <text:p text:style-name="P16">Displays an information message indicating the successful creation of the hash and the filename where the hash is stored.</text:p>
            </text:list-item>
          </text:list>
        </text:list-item>
      </text:list>
      <text:p text:style-name="Text_20_body">In summary, the <text:span text:style-name="Source_20_Text">create_hash</text:span> function uses the SHA-256 hashing algorithm to calculate the hash of a file's content. It then saves the hash value to a new file with a ".hash.txt" extension, and a message is displayed indicating the successful creation of the hash. This process is commonly used for verifying the integrity of files and ensuring that their content has not been altered.</text:p>
      <text:p text:style-name="P4"/>
      <text:p text:style-name="P5"><draw:frame draw:style-name="fr1" draw:name="Image7" text:anchor-type="as-char" svg:width="0.635cm" svg:height="0.635cm" draw:z-index="1"><draw:image xlink:href="Pictures/10000000000000600000006084EA7767DAE80032.jpg" xlink:type="simple" xlink:show="embed" xlink:actuate="onLoad" draw:mime-type="image/jpeg"/><svg:title>User</svg:title></draw:frame></text:p>
      <text:h text:style-name="Heading_20_3" text:outline-level="3">1. Digital Signature Creation (<text:span text:style-name="Source_20_Text">sign_file</text:span> function):</text:h>
      <text:p text:style-name="P1">python</text:p>
      <text:p text:style-name="Preformatted_20_Text"><text:span text:style-name="Source_20_Text">def sign_file(file_path):</text:span></text:p>
      <text:p text:style-name="Preformatted_20_Text"><text:span text:style-name="Source_20_Text"><text:s text:c="4"/>with open('privatni_kljuc.txt', 'rb') as key_file:</text:span></text:p>
      <text:p text:style-name="Preformatted_20_Text"><text:span text:style-name="Source_20_Text"><text:s text:c="8"/>private_key = serialization.load_pem_private_key(</text:span></text:p>
      <text:p text:style-name="Preformatted_20_Text"><text:span text:style-name="Source_20_Text"><text:s text:c="12"/>key_file.read(),</text:span></text:p>
      <text:p text:style-name="Preformatted_20_Text"><text:span text:style-name="Source_20_Text"><text:s text:c="12"/>password=None,</text:span></text:p>
      <text:p text:style-name="Preformatted_20_Text"><text:span text:style-name="Source_20_Text"><text:s text:c="12"/>backend=default_backend(),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4"/>with open(file_path, 'rb') as f:</text:span></text:p>
      <text:p text:style-name="Preformatted_20_Text"><text:span text:style-name="Source_20_Text"><text:s text:c="8"/>payload = f.read()</text:span></text:p>
      <text:p text:style-name="Preformatted_20_Text"/>
      <text:p text:style-name="Preformatted_20_Text"><text:span text:style-name="Source_20_Text"><text:s text:c="4"/>signature = base64.b64encode(</text:span></text:p>
      <text:p text:style-name="Preformatted_20_Text"><text:span text:style-name="Source_20_Text"><text:s text:c="8"/>private_key.sign(</text:span></text:p>
      <text:p text:style-name="Preformatted_20_Text"><text:span text:style-name="Source_20_Text"><text:s text:c="12"/>payload,</text:span></text:p>
      <text:p text:style-name="Preformatted_20_Text"><text:span text:style-name="Source_20_Text"><text:s text:c="12"/>padding.PSS(</text:span></text:p>
      <text:p text:style-name="Preformatted_20_Text"><text:span text:style-name="Source_20_Text"><text:s text:c="16"/>mgf=padding.MGF1(hashes.SHA256()),</text:span></text:p>
      <text:p text:style-name="Preformatted_20_Text"><text:span text:style-name="Source_20_Text"><text:s text:c="16"/>salt_length=padding.PSS.MAX_LENGTH,</text:span></text:p>
      <text:p text:style-name="Preformatted_20_Text"><text:span text:style-name="Source_20_Text"><text:s text:c="12"/>),</text:span></text:p>
      <text:p text:style-name="Preformatted_20_Text"><text:span text:style-name="Source_20_Text"><text:s text:c="12"/>hashes.SHA256(),</text:span></text:p>
      <text:p text:style-name="Preformatted_20_Text"><text:span text:style-name="Source_20_Text"><text:s text:c="8"/>)</text:span></text:p>
      <text:p text:style-name="Preformatted_20_Text"><text:span text:style-name="Source_20_Text"><text:s text:c="4"/>)</text:span></text:p>
      <text:p text:style-name="Preformatted_20_Text"><text:span text:style-name="Source_20_Text"><text:s text:c="4"/>with open(file_path + ".sig", 'wb') as f:</text:span></text:p>
      <text:p text:style-name="Preformatted_20_Text"><text:span text:style-name="Source_20_Text"><text:s text:c="8"/>f.write(signature)</text:span></text:p>
      <text:p text:style-name="Preformatted_20_Text"/>
      <text:p text:style-name="Preformatted_20_Text"><text:span text:style-name="Source_20_Text"><text:s text:c="4"/>ime_datoteke = os.path.basename(file_path)</text:span></text:p>
      <text:p text:style-name="Preformatted_20_Text"><text:span text:style-name="Source_20_Text"><text:s text:c="4"/>poruka = f"Potpisivanje dokumenta {ime_datoteke} dovršeno. Kreiran je potpis {ime_datoteke}.enc"</text:span></text:p>
      <text:p text:style-name="P1"><text:span text:style-name="Source_20_Text"><text:s text:c="4"/>mbox.showinfo(title="Potpis dokumenta", message=poruka)</text:span></text:p>
      <text:h text:style-name="Heading_20_4" text:outline-level="4">Explanation:</text:h>
      <text:list xml:id="list1569675567" text:style-name="L9">
        <text:list-item>
          <text:p text:style-name="P20"><text:span text:style-name="Strong_20_Emphasis">Loading Private Key:</text:span></text:p>
          <text:list>
            <text:list-item>
              <text:p text:style-name="P21"><text:span text:style-name="Source_20_Text">with open('privatni_kljuc.txt', 'rb') as key_file</text:span>: Opens the file containing the private key in binary read mode.</text:p>
            </text:list-item>
            <text:list-item>
              <text:p text:style-name="P21"><text:span text:style-name="Source_20_Text">private_key = serialization.load_pem_private_key(...)</text:span>: Loads the private key from the file.</text:p>
            </text:list-item>
          </text:list>
        </text:list-item>
        <text:list-item>
          <text:p text:style-name="P20"><text:span text:style-name="Strong_20_Emphasis">Reading File Data:</text:span></text:p>
          <text:list>
            <text:list-item>
              <text:p text:style-name="P21"><text:span text:style-name="Source_20_Text">with open(file_path, 'rb') as f</text:span>: Opens the file to be signed in binary read mode.</text:p>
            </text:list-item>
            <text:list-item>
              <text:p text:style-name="P21"><text:span text:style-name="Source_20_Text">payload = f.read()</text:span>: Reads the content of the file into <text:span text:style-name="Source_20_Text">payload</text:span>.</text:p>
            </text:list-item>
          </text:list>
        </text:list-item>
        <text:list-item>
          <text:p text:style-name="P20"><text:span text:style-name="Strong_20_Emphasis">Signing the Payload:</text:span></text:p>
          <text:list>
            <text:list-item>
              <text:p text:style-name="P21"><text:span text:style-name="Source_20_Text">private_key.sign(...)</text:span>: Signs the payload (file content) using the private key.</text:p>
              <text:list>
                <text:list-item>
                  <text:p text:style-name="P21">Padding scheme: PSS (Probabilistic Signature Scheme) with SHA-256.</text:p>
                </text:list-item>
                <text:list-item>
                  <text:p text:style-name="P21">MGF (Mask Generation Function): MGF1 with SHA-256.</text:p>
                </text:list-item>
              </text:list>
            </text:list-item>
          </text:list>
        </text:list-item>
        <text:list-item>
          <text:p text:style-name="P20"><text:span text:style-name="Strong_20_Emphasis">Base64 Encoding and Writing Signature:</text:span></text:p>
          <text:list>
            <text:list-item>
              <text:p text:style-name="P21"><text:soft-page-break/><text:span text:style-name="Source_20_Text">base64.b64encode(...)</text:span>: Encodes the signature in base64 format for human-readable representation.</text:p>
            </text:list-item>
            <text:list-item>
              <text:p text:style-name="P21"><text:span text:style-name="Source_20_Text">with open(file_path + ".sig", 'wb') as f</text:span>: Writes the signature to a new file with a ".sig" extension.</text:p>
            </text:list-item>
          </text:list>
        </text:list-item>
        <text:list-item>
          <text:p text:style-name="P20"><text:span text:style-name="Strong_20_Emphasis">Displaying Information:</text:span></text:p>
          <text:list>
            <text:list-item>
              <text:p text:style-name="P20">Displays an information message indicating the successful signing of the file.</text:p>
            </text:list-item>
          </text:list>
        </text:list-item>
      </text:list>
      <text:h text:style-name="Heading_20_3" text:outline-level="3">2. Digital Signature Verification (<text:span text:style-name="Source_20_Text">verify_signature</text:span> function):</text:h>
      <text:p text:style-name="P1">python</text:p>
      <text:p text:style-name="Preformatted_20_Text"><text:span text:style-name="Source_20_Text">def verify_signature(public_key_path, signature_path, original_file_path):</text:span></text:p>
      <text:p text:style-name="Preformatted_20_Text"><text:span text:style-name="Source_20_Text"><text:s text:c="4"/>with open(public_key_path, 'rb') as f:</text:span></text:p>
      <text:p text:style-name="Preformatted_20_Text"><text:span text:style-name="Source_20_Text"><text:s text:c="8"/>public_key = load_pem_public_key(f.read(), default_backend())</text:span></text:p>
      <text:p text:style-name="Preformatted_20_Text"/>
      <text:p text:style-name="Preformatted_20_Text"><text:span text:style-name="Source_20_Text"><text:s text:c="4"/>with open(original_file_path, 'rb') as f:</text:span></text:p>
      <text:p text:style-name="Preformatted_20_Text"><text:span text:style-name="Source_20_Text"><text:s text:c="8"/>payload_contents = f.read()</text:span></text:p>
      <text:p text:style-name="Preformatted_20_Text"/>
      <text:p text:style-name="Preformatted_20_Text"><text:span text:style-name="Source_20_Text"><text:s text:c="4"/>with open(signature_path, 'rb') as f:</text:span></text:p>
      <text:p text:style-name="Preformatted_20_Text"><text:span text:style-name="Source_20_Text"><text:s text:c="8"/>signature = base64.b64decode(f.read())</text:span></text:p>
      <text:p text:style-name="Preformatted_20_Text"/>
      <text:p text:style-name="Preformatted_20_Text"><text:span text:style-name="Source_20_Text"><text:s text:c="4"/>try:</text:span></text:p>
      <text:p text:style-name="Preformatted_20_Text"><text:span text:style-name="Source_20_Text"><text:s text:c="8"/>public_key.verify(</text:span></text:p>
      <text:p text:style-name="Preformatted_20_Text"><text:span text:style-name="Source_20_Text"><text:s text:c="12"/>signature,</text:span></text:p>
      <text:p text:style-name="Preformatted_20_Text"><text:span text:style-name="Source_20_Text"><text:s text:c="12"/>payload_contents,</text:span></text:p>
      <text:p text:style-name="Preformatted_20_Text"><text:span text:style-name="Source_20_Text"><text:s text:c="12"/>padding.PSS(</text:span></text:p>
      <text:p text:style-name="Preformatted_20_Text"><text:span text:style-name="Source_20_Text"><text:s text:c="16"/>mgf=padding.MGF1(hashes.SHA256()),</text:span></text:p>
      <text:p text:style-name="Preformatted_20_Text"><text:span text:style-name="Source_20_Text"><text:s text:c="16"/>salt_length=padding.PSS.MAX_LENGTH,</text:span></text:p>
      <text:p text:style-name="Preformatted_20_Text"><text:span text:style-name="Source_20_Text"><text:s text:c="12"/>),</text:span></text:p>
      <text:p text:style-name="Preformatted_20_Text"><text:span text:style-name="Source_20_Text"><text:s text:c="12"/>hashes.SHA256(),</text:span></text:p>
      <text:p text:style-name="Preformatted_20_Text"><text:span text:style-name="Source_20_Text"><text:s text:c="8"/>)</text:span></text:p>
      <text:p text:style-name="Preformatted_20_Text"><text:span text:style-name="Source_20_Text"><text:s text:c="8"/>mbox.showinfo(title="Provjera potpisa", message="Potpis je valjan")</text:span></text:p>
      <text:p text:style-name="Preformatted_20_Text"><text:span text:style-name="Source_20_Text"><text:s text:c="4"/>except InvalidSignature as e:</text:span></text:p>
      <text:p text:style-name="P1"><text:span text:style-name="Source_20_Text"><text:s text:c="8"/>mbox.showwarning(title="Provjera potpisa", message="Potpis nije valjan")</text:span></text:p>
      <text:h text:style-name="Heading_20_4" text:outline-level="4">Explanation:</text:h>
      <text:list xml:id="list929400207" text:style-name="L10">
        <text:list-item>
          <text:p text:style-name="P22"><text:span text:style-name="Strong_20_Emphasis">Loading Public Key:</text:span></text:p>
          <text:list>
            <text:list-item>
              <text:p text:style-name="P23"><text:span text:style-name="Source_20_Text">with open(public_key_path, 'rb') as f</text:span>: Opens the file containing the public key in binary read mode.</text:p>
            </text:list-item>
            <text:list-item>
              <text:p text:style-name="P23"><text:span text:style-name="Source_20_Text">public_key = load_pem_public_key(...)</text:span>: Loads the public key from the file.</text:p>
            </text:list-item>
          </text:list>
        </text:list-item>
        <text:list-item>
          <text:p text:style-name="P22"><text:span text:style-name="Strong_20_Emphasis">Reading Original File Data and Signature:</text:span></text:p>
          <text:list>
            <text:list-item>
              <text:p text:style-name="P23"><text:span text:style-name="Source_20_Text">with open(original_file_path, 'rb') as f</text:span>: Opens the original file in binary read mode.</text:p>
            </text:list-item>
            <text:list-item>
              <text:p text:style-name="P23"><text:span text:style-name="Source_20_Text">payload_contents = f.read()</text:span>: Reads the content of the original file.</text:p>
            </text:list-item>
            <text:list-item>
              <text:p text:style-name="P23"><text:span text:style-name="Source_20_Text">with open(signature_path, 'rb') as f</text:span>: Opens the file containing the digital signature.</text:p>
            </text:list-item>
            <text:list-item>
              <text:p text:style-name="P23"><text:span text:style-name="Source_20_Text">signature = base64.b64decode(f.read())</text:span>: Decodes the base64-encoded signature.</text:p>
            </text:list-item>
          </text:list>
        </text:list-item>
        <text:list-item>
          <text:p text:style-name="P22"><text:span text:style-name="Strong_20_Emphasis">Verification:</text:span></text:p>
          <text:list>
            <text:list-item>
              <text:p text:style-name="P23"><text:soft-page-break/><text:span text:style-name="Source_20_Text">public_key.verify(...)</text:span>: Verifies the signature against the original payload using the public key.</text:p>
              <text:list>
                <text:list-item>
                  <text:p text:style-name="P23">Padding scheme and hash algorithm must match those used during signing.</text:p>
                </text:list-item>
              </text:list>
            </text:list-item>
          </text:list>
        </text:list-item>
        <text:list-item>
          <text:p text:style-name="P22"><text:span text:style-name="Strong_20_Emphasis">Displaying Verification Result:</text:span></text:p>
          <text:list>
            <text:list-item>
              <text:p text:style-name="P22">Displays an information message indicating whether the signature is valid or not.</text:p>
            </text:list-item>
          </text:list>
        </text:list-item>
      </text:list>
      <text:p text:style-name="Text_20_body">In summary, the <text:span text:style-name="Source_20_Text">sign_file</text:span> function signs a file using an RSA private key, and the <text:span text:style-name="Source_20_Text">verify_signature</text:span> function verifies the digital signature using the corresponding RSA public key. These functions together provide a mechanism for ensuring the authenticity and integrity of a digitally signed documen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0:33:50.589168082</meta:creation-date>
    <dc:date>2023-11-17T10:37:23.841025899</dc:date>
    <meta:editing-duration>PT3M33S</meta:editing-duration>
    <meta:editing-cycles>1</meta:editing-cycles>
    <meta:document-statistic meta:table-count="0" meta:image-count="2" meta:object-count="0" meta:page-count="14" meta:paragraph-count="314" meta:word-count="2212" meta:character-count="17706" meta:non-whitespace-character-count="14822"/>
    <meta:generator>LibreOffice/7.3.7.2$Linux_X86_64 LibreOffice_project/30$Build-2</meta:generator>
  </office:meta>
</office:document-meta>
</file>